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6pt" fo:font-weight="bold" officeooo:rsid="0000b054" officeooo:paragraph-rsid="0000b054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Georgia" fo:font-size="12pt" fo:font-weight="normal" officeooo:rsid="000245ea" officeooo:paragraph-rsid="000245ea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Georgia" fo:font-size="12pt" fo:font-style="normal" fo:font-weight="normal" officeooo:rsid="000245ea" officeooo:paragraph-rsid="000245ea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Georgia" fo:font-size="12pt" fo:font-style="normal" fo:font-weight="normal" officeooo:rsid="00043ec6" officeooo:paragraph-rsid="00043ec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Georgia" fo:font-size="12pt" fo:font-style="normal" fo:font-weight="normal" officeooo:rsid="00057508" officeooo:paragraph-rsid="00057508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Georgia" fo:font-size="12pt" fo:font-style="normal" fo:font-weight="normal" officeooo:rsid="000579bc" officeooo:paragraph-rsid="000579b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Georgia" fo:font-size="12pt" fo:font-style="normal" fo:font-weight="normal" officeooo:rsid="0005a024" officeooo:paragraph-rsid="0005a02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Georgia" fo:font-size="12pt" fo:font-style="normal" fo:font-weight="normal" officeooo:rsid="0007ef2a" officeooo:paragraph-rsid="0007ef2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Georgia" fo:font-size="12pt" fo:font-style="normal" fo:font-weight="normal" officeooo:rsid="000b4a4c" officeooo:paragraph-rsid="000b4a4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Georgia" fo:font-size="12pt" fo:font-style="normal" fo:font-weight="normal" officeooo:rsid="000ce168" officeooo:paragraph-rsid="000ce16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Georgia" fo:font-size="12pt" fo:font-style="normal" fo:font-weight="normal" officeooo:rsid="000ea765" officeooo:paragraph-rsid="000ea76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Georgia" fo:font-size="12pt" fo:font-style="normal" fo:font-weight="normal" officeooo:rsid="000f0932" officeooo:paragraph-rsid="000f093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Georgia" fo:font-size="12pt" fo:font-style="normal" fo:font-weight="normal" officeooo:rsid="00113183" officeooo:paragraph-rsid="0011318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Georgia" fo:font-size="12pt" fo:font-style="normal" fo:font-weight="normal" officeooo:rsid="00121900" officeooo:paragraph-rsid="0012190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Georgia" fo:font-size="12pt" fo:font-style="normal" fo:font-weight="normal" officeooo:rsid="0014e4e9" officeooo:paragraph-rsid="0014e4e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Georgia" fo:font-size="12pt" fo:font-style="normal" fo:font-weight="normal" officeooo:rsid="00164fd5" officeooo:paragraph-rsid="00164fd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Georgia" fo:font-size="12pt" fo:font-style="normal" fo:font-weight="normal" officeooo:rsid="0018410b" officeooo:paragraph-rsid="0018410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Georgia" fo:font-size="12pt" fo:font-style="normal" fo:font-weight="normal" officeooo:rsid="0018df0c" officeooo:paragraph-rsid="0018df0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Georgia" fo:font-size="12pt" fo:font-style="normal" fo:font-weight="normal" officeooo:rsid="0019c9e8" officeooo:paragraph-rsid="0019c9e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Georgia" fo:font-size="12pt" fo:font-style="normal" fo:font-weight="normal" officeooo:rsid="001b31c2" officeooo:paragraph-rsid="001b31c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Georgia" fo:font-size="12pt" fo:font-style="normal" fo:font-weight="normal" officeooo:rsid="001b5443" officeooo:paragraph-rsid="001b544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Georgia" fo:font-size="12pt" fo:font-style="normal" fo:font-weight="normal" officeooo:rsid="001cee0e" officeooo:paragraph-rsid="001cee0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Georgia" fo:font-size="12pt" fo:font-style="normal" fo:font-weight="bold" officeooo:rsid="00043ec6" officeooo:paragraph-rsid="00043ec6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Georgia" fo:font-size="12pt" fo:font-style="normal" fo:font-weight="bold" officeooo:rsid="000579bc" officeooo:paragraph-rsid="000579bc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font-name="Georgia" fo:font-size="12pt" fo:font-style="normal" fo:font-weight="bold" officeooo:rsid="00063c8d" officeooo:paragraph-rsid="00063c8d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font-name="Georgia" fo:font-size="12pt" fo:font-style="normal" fo:font-weight="bold" officeooo:rsid="00113183" officeooo:paragraph-rsid="00113183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Georgia" fo:font-size="12pt" fo:font-style="normal" fo:font-weight="bold" officeooo:rsid="00133099" officeooo:paragraph-rsid="00133099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font-name="Georgia" fo:font-size="12pt" fo:font-style="normal" fo:font-weight="bold" officeooo:rsid="00164fd5" officeooo:paragraph-rsid="00164fd5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style:font-name="Georgia" fo:font-size="12pt" fo:font-style="normal" fo:font-weight="bold" officeooo:rsid="0018df0c" officeooo:paragraph-rsid="0018df0c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font-name="Georgia" fo:font-size="12pt" fo:font-style="normal" fo:font-weight="bold" officeooo:rsid="0019c9e8" officeooo:paragraph-rsid="0019c9e8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840ea"/>
    </style:style>
    <style:style style:name="T2" style:family="text">
      <style:text-properties officeooo:rsid="000ea7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–-------------------Physics---------------------</text:p>
      <text:p text:style-name="P1"/>
      <text:p text:style-name="P2"/>
      <text:p text:style-name="P2">An object position is calculated by using a velocity and time step</text:p>
      <text:p text:style-name="P2">position = position + velocity * dt</text:p>
      <text:p text:style-name="P2"/>
      <text:p text:style-name="P2">To have a change in velocity</text:p>
      <text:p text:style-name="P3">velocity = velocity + acceleration * dt</text:p>
      <text:p text:style-name="P3"/>
      <text:p text:style-name="P3">Then if you use 2D, you have an x and y position</text:p>
      <text:p text:style-name="P3">pos.x += velocity.x * dt</text:p>
      <text:p text:style-name="P3">pos.y += velocity.y * dt</text:p>
      <text:p text:style-name="P3"/>
      <text:p text:style-name="P3">And a change in velocity 2D</text:p>
      <text:p text:style-name="P3">velocity.x += acceleration.x * dt</text:p>
      <text:p text:style-name="P3">velocity.y += acceleration.y * dt</text:p>
      <text:p text:style-name="P3"/>
      <text:p text:style-name="P23">Explicit Euler</text:p>
      <text:p text:style-name="P23"/>
      <text:p text:style-name="P4">p' = p + v * dt</text:p>
      <text:p text:style-name="P4">v' = v + a * dt</text:p>
      <text:p text:style-name="P4">a' = …</text:p>
      <text:p text:style-name="P4"/>
      <text:p text:style-name="P4">Semi-Explicit Euler (Symplitic)</text:p>
      <text:p text:style-name="P4">a' = …</text:p>
      <text:p text:style-name="P4">v' = v + a' * dt</text:p>
      <text:p text:style-name="P4">p' = p + v' * dt</text:p>
      <text:p text:style-name="P4"/>
      <text:p text:style-name="P4">Leap-Frog (Symplitic)</text:p>
      <text:p text:style-name="P4">p' = x + v * dt</text:p>
      <text:p text:style-name="P4">a' = …</text:p>
      <text:p text:style-name="P4">v' = v + a' * dt</text:p>
      <text:p text:style-name="P4"/>
      <text:p text:style-name="P4">Varlet velocity (Symplitic)</text:p>
      <text:p text:style-name="P4">p' = v * dt + ½ a * d^2 + p</text:p>
      <text:p text:style-name="P4">a' = …</text:p>
      <text:p text:style-name="P4">v' = 1/2(a + a') * dt</text:p>
      <text:p text:style-name="P4"/>
      <text:p text:style-name="P4">Acceleration</text:p>
      <text:p text:style-name="P4">a = -uFo</text:p>
      <text:p text:style-name="P5">Gravity is inverse-square</text:p>
      <text:p text:style-name="P5"/>
      <text:p text:style-name="P24">DT TIME STEP STABILITY</text:p>
      <text:p text:style-name="P6">If time step is too big, it may cause over shooting, jittering, and missing collision.</text:p>
      <text:p text:style-name="P6"/>
      <text:p text:style-name="P7">Energy Conservation – Such as potential energy from some height rolling down a hill and it becomes kinetic energy. Or such as colliding with an object at v speed and bouncing back in the opposite direction with the same v speed (if ignoring friction and air resistance).</text:p>
      <text:p text:style-name="P6"/>
      <text:p text:style-name="P25"><text:soft-page-break/>------------------------------------------Graphics-------------------------------------------</text:p>
      <text:p text:style-name="P11"/>
      <text:p text:style-name="P8">Images are either stored in row-major or column-major arrays. <text:span text:style-name="T1">Why the both of them? Some system has a faster loading time due to locality and cache of the memory where it's stored.</text:span></text:p>
      <text:p text:style-name="P8"/>
      <text:p text:style-name="P10">Given an 2D Array:</text:p>
      <text:p text:style-name="P9">How do you access pixel (x,y)?</text:p>
      <text:p text:style-name="P9">0<text:tab/>1<text:tab/>2<text:tab/>3<text:tab/>4<text:tab/>5</text:p>
      <text:p text:style-name="P9">6<text:tab/>7<text:tab/>8<text:tab/>9<text:tab/>10<text:tab/>11</text:p>
      <text:p text:style-name="P9">12<text:tab/>13<text:tab/>14<text:tab/>15<text:tab/>16<text:tab/>17</text:p>
      <text:p text:style-name="P9">18<text:tab/>19<text:tab/>20<text:tab/>21<text:tab/>22<text:tab/>23</text:p>
      <text:p text:style-name="P9">24<text:tab/>25<text:tab/>26<text:tab/>27<text:tab/>28<text:tab/>29</text:p>
      <text:p text:style-name="P9"/>
      <text:p text:style-name="P10">Row-Major: row i, column j, width (of array) =&gt; <text:span text:style-name="T2">row * width + column </text:span></text:p>
      <text:p text:style-name="P10">Then to access pixel <text:span text:style-name="T2">(i,j) = (2,3) = 15</text:span></text:p>
      <text:p text:style-name="P11">2 * 6 + 3 = 12 + 3 = 15</text:p>
      <text:p text:style-name="P12"/>
      <text:p text:style-name="P12">Access (1,2) = 8</text:p>
      <text:p text:style-name="P12">1 * 6 + 2 = 6 + 2 = 8</text:p>
      <text:p text:style-name="P11"/>
      <text:p text:style-name="P12">How about Column-Major? Row * height + column? Column * height + row?</text:p>
      <text:p text:style-name="P12">Then to access pixel (j,i) = (4,3) = 22</text:p>
      <text:p text:style-name="P12">3 * 6 + 4 = 18 + 4 = 22 <text:s text:c="3"/>=&gt; row * width + column </text:p>
      <text:p text:style-name="P12"/>
      <text:p text:style-name="P12">Access (4,1) = 25</text:p>
      <text:p text:style-name="P12">4 * 6 + 1 = 24 + 1 = 25</text:p>
      <text:p text:style-name="P12"/>
      <text:p text:style-name="P26">Dot Matrix Multiplication</text:p>
      <text:p text:style-name="P13"/>
      <text:p text:style-name="P13">A = m x n, B = n x p, then A * B = C where C is a m x p matrix.</text:p>
      <text:p text:style-name="P14">The number of rows for A has to equal the number of columns for B</text:p>
      <text:p text:style-name="P13">A<text:tab/><text:tab/><text:tab/><text:tab/>B</text:p>
      <text:p text:style-name="P14">4<text:tab/>-1<text:tab/><text:tab/><text:tab/>1<text:tab/>8<text:tab/>0</text:p>
      <text:p text:style-name="P14">0<text:tab/>5<text:tab/><text:tab/><text:tab/>6<text:tab/>-2<text:tab/>3</text:p>
      <text:p text:style-name="P14"/>
      <text:p text:style-name="P14"/>
      <text:p text:style-name="P14">C</text:p>
      <text:p text:style-name="P14">4 * 1 + (-1 * 6) = 4 – 6 = -2, <text:s text:c="3"/>4 * 8 + (-1 * -2) = 32 + 2 = 34, <text:s/>4 * 0 + (-1 * 3) = -3</text:p>
      <text:p text:style-name="P14"/>
      <text:p text:style-name="P14">0 * 1 + 5 * 6 = 30, <text:s text:c="2"/>0 * 8 + 5 * -2 = -10, <text:s text:c="3"/>0 * 0 + 5 * 3 = 15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<text:soft-page-break/>Vector Transformations</text:p>
      <text:p text:style-name="P27"/>
      <text:p text:style-name="P15">[x, y, z, w]</text:p>
      <text:p text:style-name="P15"/>
      <text:p text:style-name="P15">x<text:tab/>o<text:tab/>o<text:tab/>o</text:p>
      <text:p text:style-name="P15">o<text:tab/>y<text:tab/>o<text:tab/>o</text:p>
      <text:p text:style-name="P15">o<text:tab/>o<text:tab/>z<text:tab/>o</text:p>
      <text:p text:style-name="P15">o<text:tab/>o<text:tab/>o<text:tab/>w</text:p>
      <text:p text:style-name="P15"/>
      <text:p text:style-name="P15"/>
      <text:p text:style-name="P15">Identity</text:p>
      <text:p text:style-name="P15">1<text:tab/>o<text:tab/>o<text:tab/>o</text:p>
      <text:p text:style-name="P15">o<text:tab/>1<text:tab/>o<text:tab/>o</text:p>
      <text:p text:style-name="P15">o<text:tab/>o<text:tab/>1<text:tab/>o</text:p>
      <text:p text:style-name="P15">o<text:tab/>o<text:tab/>o<text:tab/>1</text:p>
      <text:p text:style-name="P15"/>
      <text:p text:style-name="P15">Scaling</text:p>
      <text:p text:style-name="P15">Sx<text:tab/>o<text:tab/>o<text:tab/>o</text:p>
      <text:p text:style-name="P15">o<text:tab/>Sy<text:tab/>o<text:tab/>o</text:p>
      <text:p text:style-name="P15">o<text:tab/>o<text:tab/>Sz<text:tab/>o</text:p>
      <text:p text:style-name="P15">o<text:tab/>o<text:tab/>o<text:tab/>Sw</text:p>
      <text:p text:style-name="P15"/>
      <text:p text:style-name="P15">Translation</text:p>
      <text:p text:style-name="P15">1<text:tab/>o<text:tab/>o<text:tab/>Tx</text:p>
      <text:p text:style-name="P15">o<text:tab/>1<text:tab/>o<text:tab/>Ty</text:p>
      <text:p text:style-name="P15">o<text:tab/>o<text:tab/>1<text:tab/>Tz</text:p>
      <text:p text:style-name="P15">o<text:tab/>o<text:tab/>o<text:tab/>1</text:p>
      <text:p text:style-name="P15"/>
      <text:p text:style-name="P15">Rotation around X</text:p>
      <text:p text:style-name="P15">1<text:tab/>o<text:tab/>o<text:tab/>o</text:p>
      <text:p text:style-name="P15">o<text:tab/>cosB<text:tab/>-sinB<text:tab/>o</text:p>
      <text:p text:style-name="P15">o<text:tab/>sinB<text:tab/>cosB<text:tab/>o</text:p>
      <text:p text:style-name="P15">o<text:tab/>o<text:tab/>o<text:tab/>1</text:p>
      <text:p text:style-name="P15"/>
      <text:p text:style-name="P15">Rotation around Y</text:p>
      <text:p text:style-name="P15">cosB<text:tab/>o<text:tab/>sinB<text:tab/>o</text:p>
      <text:p text:style-name="P15">o<text:tab/>1<text:tab/>o<text:tab/>o</text:p>
      <text:p text:style-name="P15">-sinB<text:tab/>o<text:tab/>cosB<text:tab/>o</text:p>
      <text:p text:style-name="P15">o<text:tab/>o<text:tab/>o<text:tab/>1</text:p>
      <text:p text:style-name="P15"/>
      <text:p text:style-name="P15">Rotation around Z</text:p>
      <text:p text:style-name="P15">cosB<text:tab/>-sinB<text:tab/>o<text:tab/>o</text:p>
      <text:p text:style-name="P15">sinB<text:tab/>cosB<text:tab/>o<text:tab/>o</text:p>
      <text:p text:style-name="P15">o<text:tab/>o<text:tab/>1<text:tab/>o</text:p>
      <text:p text:style-name="P15">o<text:tab/>o<text:tab/>o<text:tab/>1</text:p>
      <text:p text:style-name="P15"/>
      <text:p text:style-name="P15"/>
      <text:p text:style-name="P15"/>
      <text:p text:style-name="P15"/>
      <text:p text:style-name="P15"><text:soft-page-break/>Projection Matrix</text:p>
      <text:p text:style-name="P15">1<text:tab/>o<text:tab/>o<text:tab/>o</text:p>
      <text:p text:style-name="P15">o<text:tab/>1<text:tab/>o<text:tab/>o</text:p>
      <text:p text:style-name="P15">o<text:tab/>o<text:tab/>1<text:tab/>o</text:p>
      <text:p text:style-name="P15">px<text:tab/>py<text:tab/>pz<text:tab/>o</text:p>
      <text:p text:style-name="P15"/>
      <text:p text:style-name="P15">projection is: [x, y, z, w] you divide each x, y, z, w over w</text:p>
      <text:p text:style-name="P15">project this vector [2, 6, 4, 2]:</text:p>
      <text:p text:style-name="P15">New projection = [1, 3, 2, 1]</text:p>
      <text:p text:style-name="P15"/>
      <text:p text:style-name="P15"/>
      <text:p text:style-name="P28">Garbage Collection</text:p>
      <text:p text:style-name="P28"/>
      <text:p text:style-name="P16">Stop and Copy</text:p>
      <text:p text:style-name="P16">Copy every reachable memory/objects to the other half of your memory. Then free all the memory from the other half.</text:p>
      <text:p text:style-name="P16"/>
      <text:p text:style-name="P16">Mark and Sweep</text:p>
      <text:p text:style-name="P16">Mark every reachable nodes. Unmarked nodes will get released back to memory pool. Slow if you have a lot of dead memory.</text:p>
      <text:p text:style-name="P16"/>
      <text:p text:style-name="P16">General</text:p>
      <text:p text:style-name="P16">Objects that live longer tend to be dead memory.</text:p>
      <text:p text:style-name="P16"/>
      <text:p text:style-name="P16"/>
      <text:p text:style-name="P17">Given a class structure, transform it into a data-centric design for better cache locality</text:p>
      <text:p text:style-name="P17">class Entity</text:p>
      <text:p text:style-name="P17">{</text:p>
      <text:p text:style-name="P17"><text:tab/>int x, y, z;</text:p>
      <text:p text:style-name="P17">}</text:p>
      <text:p text:style-name="P17"/>
      <text:p text:style-name="P17">LinkedList&lt;Entity&gt; ents;</text:p>
      <text:p text:style-name="P17"/>
      <text:p text:style-name="P17">Instead of giving each entity its own position, give it an index</text:p>
      <text:p text:style-name="P17"/>
      <text:p text:style-name="P17">class Entity</text:p>
      <text:p text:style-name="P17">{</text:p>
      <text:p text:style-name="P17"><text:tab/>int index;</text:p>
      <text:p text:style-name="P17">}</text:p>
      <text:p text:style-name="P17"/>
      <text:p text:style-name="P17">int [] xs, ys, zs;</text:p>
      <text:p text:style-name="P17"/>
      <text:p text:style-name="P17">Better cache locality if you rearrange it this way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Entity Component System</text:p>
      <text:p text:style-name="P17"/>
      <text:p text:style-name="P17">Entity – Unique ID</text:p>
      <text:p text:style-name="P17"/>
      <text:p text:style-name="P17">Component – Some collection of attributes from an aspect, such as collision, position, 3D model</text:p>
      <text:p text:style-name="P17"/>
      <text:p text:style-name="P17">System – Behaviors attached to the components. Such as a loop that acts on an object, like moving its position, or determining its collision.</text:p>
      <text:p text:style-name="P17"/>
      <text:p text:style-name="P17"/>
      <text:p text:style-name="P29">TIMING</text:p>
      <text:p text:style-name="P29"/>
      <text:p text:style-name="P18">Inaccurate Timing</text:p>
      <text:p text:style-name="P18">High resolution and accuracy is needed</text:p>
      <text:p text:style-name="P18"/>
      <text:p text:style-name="P18">How much time has passed since the last frame?</text:p>
      <text:p text:style-name="P18"/>
      <text:p text:style-name="P18"/>
      <text:p text:style-name="P30">Network LAN and Multiplayer</text:p>
      <text:p text:style-name="P30"/>
      <text:p text:style-name="P19">P2P</text:p>
      <text:p text:style-name="P19"/>
      <text:p text:style-name="P19">Ring</text:p>
      <text:p text:style-name="P19">A token is passed around in a ring to each client. Bigger ring will cause latency problem. A client drops out of the ring, then the token can't be passed around anymore</text:p>
      <text:p text:style-name="P19"/>
      <text:p text:style-name="P19">Complete</text:p>
      <text:p text:style-name="P19">Lazy and high bandwith. Each client is connected to every other client.</text:p>
      <text:p text:style-name="P19"/>
      <text:p text:style-name="P20">Client Server</text:p>
      <text:p text:style-name="P20"/>
      <text:p text:style-name="P20">Star topology. The server has high bandwith. Every client is connected to the central server. If server drops off, then screwed.</text:p>
      <text:p text:style-name="P20"/>
      <text:p text:style-name="P20">Synchronized Clock</text:p>
      <text:p text:style-name="P20">Client ping to server, server responds back. Because every computer has a different clock time.</text:p>
      <text:p text:style-name="P20"/>
      <text:p text:style-name="P20">Object Updates</text:p>
      <text:p text:style-name="P20">What if a packet gets dropped? Such as the client's new velocity?</text:p>
      <text:p text:style-name="P20">Then the client will experience rubber banding or lag and it will have to send new velocity data over again.</text:p>
      <text:p text:style-name="P20"/>
      <text:p text:style-name="P21">TCP</text:p>
      <text:p text:style-name="P21">No duplicate packets</text:p>
      <text:p text:style-name="P21">Slower than UDP, Can't broadcast</text:p>
      <text:p text:style-name="P21"/>
      <text:p text:style-name="P21">UDP</text:p>
      <text:p text:style-name="P21">Broadcast</text:p>
      <text:p text:style-name="P21"><text:soft-page-break/>no guarantee, duplicate packets</text:p>
      <text:p text:style-name="P21"/>
      <text:p text:style-name="P21"/>
      <text:p text:style-name="P21"/>
      <text:p text:style-name="P21"/>
      <text:p text:style-name="P21"/>
      <text:p text:style-name="P21"/>
      <text:p text:style-name="P22">Breadth-First-Search</text:p>
      <text:p text:style-name="P22"/>
      <text:p text:style-name="P22">A* Search</text:p>
      <text:p text:style-name="P22"/>
      <text:p text:style-name="P22">if h(n) is too big, over estimate, worst path, but faster to find</text:p>
      <text:p text:style-name="P22">if h(n) is too small, under estimate, best path, but slower to find</text:p>
      <text:p text:style-name="P22">So by scaling n, you can control time and path tradeoffs. So if you don't care about time, then you can go with an under estimate. If you need to find a path right away, then you can do an over estim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20:25:19.576000000</meta:creation-date>
    <dc:date>2016-05-19T04:26:55.481000000</dc:date>
    <meta:editing-duration>PT6H15M28S</meta:editing-duration>
    <meta:editing-cycles>23</meta:editing-cycles>
    <meta:generator>LibreOffice/4.4.0.3$Windows_x86 LibreOffice_project/de093506bcdc5fafd9023ee680b8c60e3e0645d7</meta:generator>
    <meta:document-statistic meta:table-count="0" meta:image-count="0" meta:object-count="0" meta:page-count="6" meta:paragraph-count="157" meta:word-count="1085" meta:character-count="4913" meta:non-whitespace-character-count="3959"/>
  </office:meta>
</office:document-meta>
</file>